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de">
      <style:paragraph-properties fo:margin-top="0.1665in" fo:margin-bottom="0.0835in"/>
    </style:style>
    <style:style style:name="P12" style:family="paragraph" style:parent-style-name="Text_20_body">
      <style:paragraph-properties fo:margin-top="0.1665in" fo:margin-bottom="0.0835in"/>
    </style:style>
    <style:style style:name="P13" style:family="paragraph" style:parent-style-name="Text_20_body">
      <style:paragraph-properties fo:margin-top="0.1665in" fo:margin-bottom="0.0835in"/>
      <style:text-properties style:font-name="Liberation Sans" style:font-name-asian="DejaVu LGC Sans" style:font-name-complex="DejaVu LGC San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Heading_20_2">
      <style:paragraph-properties fo:margin-top="0.1665in" fo:margin-bottom="0.0835in" fo:keep-with-next="alway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Heading_20_3">
      <style:paragraph-properties fo:margin-top="0.1665in" fo:margin-bottom="0.0835in" fo:keep-with-next="always"/>
    </style:style>
    <style:style style:name="P27"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7<text:span text:style-name="T10">th</text:span> June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 to Byteman<text:tab/>5</text:p>
          <text:p text:style-name="P24">Running an Application with the Byteman agent<text:tab/>5</text:p>
          <text:p text:style-name="P24">Event Condition Action Rules<text:tab/>5</text:p>
          <text:p text:style-name="P24">Rule Bindings and Parameterization<text:tab/>6</text:p>
          <text:p text:style-name="P24">Built-in Conditions and Actions<text:tab/>7</text:p>
          <text:p text:style-name="P24">Extending or Replacing the Byteman Language Built-ins<text:tab/>7</text:p>
          <text:p text:style-name="P24">Agent Transformation<text:tab/>8</text:p>
          <text:p text:style-name="P24">Agent Retransformation<text:tab/>9</text:p>
          <text:p text:style-name="P24">ECA Rule Engine<text:tab/>9</text:p>
          <text:p text:style-name="P23">The Byteman Rule Language<text:tab/>11</text:p>
          <text:p text:style-name="P24">Rule Events<text:tab/>11</text:p>
          <text:p text:style-name="P25">Class Rules vs Interface Rules<text:tab/>12</text:p>
          <text:p text:style-name="P25">Overriding <text:s/>Rules<text:tab/>12</text:p>
          <text:p text:style-name="P24">Location Specifiers<text:tab/>13</text:p>
          <text:p text:style-name="P24">Rule Bindings<text:tab/>16</text:p>
          <text:p text:style-name="P24">Rule Expressions<text:tab/>16</text:p>
          <text:p text:style-name="P24">Rule Conditions<text:tab/>18</text:p>
          <text:p text:style-name="P24">Rule Actions<text:tab/>19</text:p>
          <text:p text:style-name="P24">Built-In Calls<text:tab/>19</text:p>
          <text:p text:style-name="P24">User-Defined Rule Helpers<text:tab/>20</text:p>
          <text:p text:style-name="P24">The Rule Helper Lifecycle Methods<text:tab/>21</text:p>
          <text:p text:style-name="P23">Byteman Rule Language Standard Built-Ins<text:tab/>23</text:p>
          <text:p text:style-name="P24">Thread Coordination Operations<text:tab/>23</text:p>
          <text:p text:style-name="P25">Waiters<text:tab/>23</text:p>
          <text:p text:style-name="P25">Rendezvous<text:tab/>24</text:p>
          <text:p text:style-name="P25">Joiners<text:tab/>25</text:p>
          <text:p text:style-name="P25">Aborting Execution<text:tab/>25</text:p>
          <text:p text:style-name="P24">Rule State Management Operations<text:tab/>26</text:p>
          <text:p text:style-name="P25">CountDowns<text:tab/>26</text:p>
          <text:p text:style-name="P25">Flags<text:tab/>27</text:p>
          <text:p text:style-name="P25">Counters<text:tab/>27</text:p>
          <text:p text:style-name="P25">Timers<text:tab/>28</text:p>
          <text:p text:style-name="P25">Recursive Triggering<text:tab/>28</text:p>
          <text:p text:style-name="P24">Trace and Debug Operations<text:tab/>30</text:p>
          <text:p text:style-name="P25">Debugging<text:tab/>30</text:p>
          <text:p text:style-name="P25">Tracing<text:tab/>30</text:p>
          <text:p text:style-name="P24">Stack Management Operations<text:tab/>31</text:p>
          <text:p text:style-name="P25">Checking The Call Tree<text:tab/>31</text:p>
          <text:p text:style-name="P25">Tracing the Caller Stack<text:tab/>33</text:p>
          <text:p text:style-name="P25">Selective Stack Tracing Using a Regular Expression Filter<text:tab/>33</text:p>
          <text:p text:style-name="P25">Stack Range Tracing<text:tab/>35</text:p>
          <text:p text:style-name="P24">Default Helper Lifecycle Methods<text:tab/>37</text:p>
          <text:p text:style-name="P23">Using Byteman<text:tab/>39</text:p>
          <text:p text:style-name="P24">Downloading a binary release<text:tab/>39</text:p>
          <text:p text:style-name="P24">Obtaining the sources<text:tab/>39</text:p>
          <text:p text:style-name="P24">Building Byteman from the sources<text:tab/>39</text:p>
          <text:p text:style-name="P24">Running Applications with Byteman<text:tab/>39</text:p>
          <text:p text:style-name="P24"><text:soft-page-break/>Available -javaagent Options<text:tab/>40</text:p>
          <text:p text:style-name="P24">Running Byteman Using Script bmjava.sh<text:tab/>41</text:p>
          <text:p text:style-name="P24">Submitting Rules Dynamically Using Script submit.sh<text:tab/>41</text:p>
          <text:p text:style-name="P24">Checking Rules Offline Using Script bytemancheck.sh<text:tab/>43</text:p>
          <text:p text:style-name="P24">Environment Settings<text:tab/>44</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91506748"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962116821"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244968790" text:continue-list="list291506748" text:style-name="Outline">
        <text:list-item>
          <text:list>
            <text:list-header>
              <text:h text:style-name="P22"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255062712"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147618202"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912578579" text:continue-list="list1255062712"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84577676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62132108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5035128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52593710"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776755996" text:continue-list="list850351282" text:style-name="Outline">
        <text:list-item>
          <text:list>
            <text:list-header>
              <text:h text:style-name="P22"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02755828" text:continue-numbering="true" text:style-name="Outline">
        <text:list-item>
          <text:list>
            <text:list-header>
              <text:h text:style-name="P22"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09481684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88548561"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962685419"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522137697"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632838733"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1505101"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13767306"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070824727"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references to trigger method special variables <text:span text:style-name="Code_20_Text">$!</text:span>, <text:span text:style-name="Code_20_Text">$^</text:span>, <text:span text:style-name="Code_20_Text">$#, </text:span>$* and $@</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1235624" text:style-name="L5">
        <text:list-item>
          <text:p text:style-name="P18">throw and return operations are only allowed as the last action in a sequence of rule actions (see below).</text:p>
        </text:list-item>
      </text:list>
      <text:list xml:id="list2172618547"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Special variables provide access to other trigger method data. There are currently 5 such special variables:</text:p>
          <text:list>
            <text:list-item>
              <text:p text:style-name="P19"><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19"><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19"><text:span text:style-name="Code_20_Text">$#</text:span> has type <text:span text:style-name="Code_20_Text">int</text:span> and identifies the number of parameters supplied to the trigger method.</text:p>
            </text:list-item>
            <text:list-item>
              <text:p text:style-name="P19"><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19">$@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19">Assignments may update the bindings for rule variables introduced in the <text:span text:style-name="Code_20_Text">BINDS</text:span> clause, parameter or local variables or the return value special variable <text:span text:style-name="Code_20_Text">$!</text:span>. Assignments are not currently allowed to update any of the the other special variables.</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2091174675" text:continue-list="list1413767306"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925361275"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80070272"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73130712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263385419"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392640971" text:style-name="L7">
        <text:list-item>
          <text:p text:style-name="P20">an activate event occurs when an install cause <text:span text:style-name="T1">R(H)</text:span> to transition from empty to non-empty</text:p>
        </text:list-item>
        <text:list-item>
          <text:p text:style-name="P20">an install event occurs when <text:span text:style-name="T1">r(H)</text:span> is installed in <text:span text:style-name="T1">R(H)</text:span></text:p>
        </text:list-item>
        <text:list-item>
          <text:p text:style-name="P20">an uninstall event occurs when <text:span text:style-name="T1">r(H)</text:span> is uninstalled from <text:span text:style-name="T1">R(H)</text:span></text:p>
        </text:list-item>
        <text:list-item>
          <text:p text:style-name="P20">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983069250" text:continue-list="list1263385419"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25788716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680552646" text:continue-numbering="true" text:style-name="Outline">
        <text:list-item>
          <text:list>
            <text:list-item>
              <text:list>
                <text:list-header>
                  <text:h text:style-name="P2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14367257" text:continue-numbering="true" text:style-name="Outline">
        <text:list-item>
          <text:list>
            <text:list-item>
              <text:list>
                <text:list-header>
                  <text:h text:style-name="P2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604033847"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828413128"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167742397" text:continue-numbering="true" text:style-name="Outline">
        <text:list-item>
          <text:list>
            <text:list-item>
              <text:list>
                <text:list-header>
                  <text:h text:style-name="P2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522118280" text:continue-numbering="true" text:style-name="Outline">
        <text:list-item>
          <text:list>
            <text:list-item>
              <text:list>
                <text:list-header>
                  <text:h text:style-name="P2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63198051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519954488" text:continue-numbering="true" text:style-name="Outline">
        <text:list-item>
          <text:list>
            <text:list-item>
              <text:list>
                <text:list-header>
                  <text:h text:style-name="P2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737007189"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847774602"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745842494"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620411061" text:continue-numbering="true" text:style-name="Outline">
        <text:list-item>
          <text:list>
            <text:list-item>
              <text:list>
                <text:list-header>
                  <text:h text:style-name="P26"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516893012" text:continue-numbering="true" text:style-name="Outline">
        <text:list-item>
          <text:list>
            <text:list-item>
              <text:list>
                <text:list-header>
                  <text:h text:style-name="P27" text:outline-level="3" text:is-list-header="true">Selective Stack Tracing Using a Regular Expression Filter</text:h>
                </text:list-header>
              </text:list>
            </text:list-item>
          </text:list>
        </text:list-item>
      </text:list>
      <text:p text:style-name="P1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1"><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1"><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90505224" text:continue-numbering="true" text:style-name="Outline">
        <text:list-item>
          <text:list>
            <text:list-item>
              <text:list>
                <text:list-header>
                  <text:h text:style-name="P27" text:outline-level="3" text:is-list-header="true">Stack Range Tracing</text:h>
                </text:list-header>
              </text:list>
            </text:list-item>
          </text:list>
        </text:list-item>
      </text:list>
      <text:p text:style-name="P1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294103988"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1699065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264086346"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359746129"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276364508"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50113410" text:continue-numbering="true" text:style-name="Outline">
        <text:list-item>
          <text:list>
            <text:list-header>
              <text:h text:style-name="P22"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852709120" text:continue-numbering="true" text:style-name="Outline">
        <text:list-item>
          <text:list>
            <text:list-header>
              <text:h text:style-name="P22"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880028535" text:continue-numbering="true" text:style-name="Outline">
        <text:list-item>
          <text:list>
            <text:list-header>
              <text:h text:style-name="P22"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693991478" text:style-name="L8">
        <text:list-item>
          <text:p text:style-name="P21">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1">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1">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22443804" text:continue-list="list1880028535"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089818071" text:continue-numbering="true" text:style-name="Outline">
        <text:list-item>
          <text:list>
            <text:list-header>
              <text:h text:style-name="P22"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6-07T09:07:41</dc:date>
    <meta:printed-by>Andrew Dinn</meta:printed-by>
    <meta:print-date>2008-09-26T17:21:42</meta:print-date>
    <meta:editing-cycles>154</meta:editing-cycles>
    <meta:editing-duration>PT59H51M04S</meta:editing-duration>
    <meta:document-statistic meta:table-count="0" meta:image-count="0" meta:object-count="0" meta:page-count="45" meta:paragraph-count="497" meta:word-count="17396" meta:character-count="113905"/>
    <meta:user-defined meta:name="Info 1"/>
    <meta:user-defined meta:name="Info 2"/>
    <meta:user-defined meta:name="Info 3"/>
    <meta:user-defined meta:name="Info 4"/>
  </office:meta>
</office:document-meta>
</file>